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5.58mm"/>
    </style:style>
    <style:style style:name="co8" style:family="table-column">
      <style:table-column-properties fo:break-before="auto" style:column-width="43.89mm"/>
    </style:style>
    <style:style style:name="co9" style:family="table-column">
      <style:table-column-properties fo:break-before="auto" style:column-width="89.68mm"/>
    </style:style>
    <style:style style:name="co10" style:family="table-column">
      <style:table-column-properties fo:break-before="auto" style:column-width="82.74mm"/>
    </style:style>
    <style:style style:name="co6" style:family="table-column">
      <style:table-column-properties fo:break-before="auto" style:column-width="93.84mm"/>
    </style:style>
    <style:style style:name="co11" style:family="table-column">
      <style:table-column-properties fo:break-before="auto" style:column-width="35.56mm"/>
    </style:style>
    <style:style style:name="co12" style:family="table-column">
      <style:table-column-properties fo:break-before="auto" style:column-width="24.18mm"/>
    </style:style>
    <style:style style:name="co13" style:family="table-column">
      <style:table-column-properties fo:break-before="auto" style:column-width="73.03mm"/>
    </style:style>
    <style:style style:name="co14" style:family="table-column">
      <style:table-column-properties fo:break-before="auto" style:column-width="81.07mm"/>
    </style:style>
    <style:style style:name="co15" style:family="table-column">
      <style:table-column-properties fo:break-before="auto" style:column-width="23.64mm"/>
    </style:style>
    <style:style style:name="co16" style:family="table-column">
      <style:table-column-properties fo:break-before="auto" style:column-width="88mm"/>
    </style:style>
    <style:style style:name="co17" style:family="table-column">
      <style:table-column-properties fo:break-before="auto" style:column-width="117.14mm"/>
    </style:style>
    <style:style style:name="co18" style:family="table-column">
      <style:table-column-properties fo:break-before="auto" style:column-width="98.55mm"/>
    </style:style>
    <style:style style:name="co19" style:family="table-column">
      <style:table-column-properties fo:break-before="auto" style:column-width="226.48mm"/>
    </style:style>
    <style:style style:name="co39" style:family="table-column">
      <style:table-column-properties fo:break-before="auto" style:column-width="28.35mm"/>
    </style:style>
    <style:style style:name="co21" style:family="table-column">
      <style:table-column-properties fo:break-before="auto" style:column-width="105.22mm"/>
    </style:style>
    <style:style style:name="co40" style:family="table-column">
      <style:table-column-properties fo:break-before="auto" style:column-width="89.34mm"/>
    </style:style>
    <style:style style:name="co23" style:family="table-column">
      <style:table-column-properties fo:break-before="auto" style:column-width="39.44mm"/>
    </style:style>
    <style:style style:name="co24" style:family="table-column">
      <style:table-column-properties fo:break-before="auto" style:column-width="36.67mm"/>
    </style:style>
    <style:style style:name="co25" style:family="table-column">
      <style:table-column-properties fo:break-before="auto" style:column-width="71.08mm"/>
    </style:style>
    <style:style style:name="co26" style:family="table-column">
      <style:table-column-properties fo:break-before="auto" style:column-width="150.72mm"/>
    </style:style>
    <style:style style:name="co35" style:family="table-column">
      <style:table-column-properties fo:break-before="auto" style:column-width="28.91mm"/>
    </style:style>
    <style:style style:name="co36" style:family="table-column">
      <style:table-column-properties fo:break-before="auto" style:column-width="31.96mm"/>
    </style:style>
    <style:style style:name="co37" style:family="table-column">
      <style:table-column-properties fo:break-before="auto" style:column-width="51.38mm"/>
    </style:style>
    <style:style style:name="co31" style:family="table-column">
      <style:table-column-properties fo:break-before="auto" style:column-width="10.81mm"/>
    </style:style>
    <style:style style:name="co32" style:family="table-column">
      <style:table-column-properties fo:break-before="auto" style:column-width="70.26mm"/>
    </style:style>
    <style:style style:name="co33" style:family="table-column">
      <style:table-column-properties fo:break-before="auto" style:column-width="102.45mm"/>
    </style:style>
    <style:style style:name="co34" style:family="table-column">
      <style:table-column-properties fo:break-before="auto" style:column-width="95.44mm"/>
    </style:style>
    <style:style style:name="co38" style:family="table-column">
      <style:table-column-properties fo:break-before="auto" style:column-width="34.17mm"/>
    </style:style>
    <style:style style:name="co41" style:family="table-column">
      <style:table-column-properties fo:break-before="auto" style:column-width="46.11mm"/>
    </style:style>
    <style:style style:name="co42" style:family="table-column">
      <style:table-column-properties fo:break-before="auto" style:column-width="160.16mm"/>
    </style:style>
    <style:style style:name="co43" style:family="table-column">
      <style:table-column-properties fo:break-before="auto" style:column-width="136.84mm"/>
    </style:style>
    <style:style style:name="ro1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16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7.37mm" fo:break-before="auto" style:use-optimal-row-height="true"/>
    </style:style>
    <style:style style:name="ro5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text-position=""/>
    </style:style>
    <style:style style:name="ce3" style:family="table-cell" style:parent-style-name="Default">
      <style:table-cell-properties fo:background-color="transparent" style:vertical-align="top"/>
      <style:text-properties style:text-position=""/>
    </style:style>
    <style:style style:name="ce5" style:family="table-cell" style:parent-style-name="Default">
      <style:table-cell-properties style:vertical-align="top"/>
      <style:text-properties style:text-position=""/>
    </style:style>
    <style:style style:name="ce4" style:family="table-cell" style:parent-style-name="Default">
      <style:table-cell-properties fo:background-color="#99ccff" style:vertical-align="top"/>
      <style:text-properties style:text-position="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able-cell-properties fo:background-color="#ffcc99" style:vertical-align="top"/>
    </style:style>
    <style:style style:name="ce9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transparent" style:vertical-align="top"/>
    </style:style>
    <style:style style:name="ce11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MKY.IO.Serial.Ports" table:style-name="ta1" table:print="false">
        <office:forms form:automatic-focus="false" form:apply-design-mode="false"/>
        <table:table-column table:style-name="co1" table:default-cell-style-name="ce7"/>
        <table:table-column table:style-name="co38" table:default-cell-style-name="ce7"/>
        <table:table-column table:style-name="co41" table:default-cell-style-name="ce7"/>
        <table:table-column table:style-name="co42" table:default-cell-style-name="ce7"/>
        <table:table-column table:style-name="co43" table:default-cell-style-name="ce7"/>
        <table:table-column table:style-name="co6" table:default-cell-style-name="ce7"/>
        <table:table-column table:style-name="co1" table:number-columns-repeated="1018" table:default-cell-style-name="ce7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3"/>
          <table:table-cell table:style-name="ce9" office:value-type="string" calcext:value-type="string">
            <text:p>Note that test must be performed on an interface fully supporting Xon/Xoff (VSPE doesn't support it!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a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</text:p>
          </table:table-cell>
          <table:table-cell table:number-columns-repeated="1019"/>
        </table:table-row>
        <table:table-row table:style-name="ro6">
          <table:table-cell table:number-columns-repeated="4"/>
          <table:table-cell office:value-type="string" calcext:value-type="string">
            <text:p>Warning is output on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sent and receiv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6">
          <table:table-cell table:number-columns-repeated="4"/>
          <table:table-cell office:value-type="string" calcext:value-type="string">
            <text:p>Warning is output once again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6">
          <table:table-cell table:number-columns-repeated="4"/>
          <table:table-cell office:value-type="string" calcext:value-type="string"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advanced settings to 'Hide XOn/XOff' for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advanced settings to 'Hide XOn/XOff' for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 office:value-type="string" calcext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 office:value-type="string" calcext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OBS by calling the according command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OBS by calling the according command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ToDo</text:p>
          </table:table-cell>
          <table:table-cell table:style-name="ce8" table:number-columns-repeated="2"/>
          <table:table-cell table:style-name="ce8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8000/s</text:p>
          </table:table-cell>
          <table:table-cell office:value-type="string">
            <text:p>Used to be 30000..40000 before refactoring..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Line rate must be 120/s</text:p>
          </table:table-cell>
          <table:table-cell table:style-name="Default"/>
          <table:table-cell table:number-columns-repeated="1018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No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5"/>
        <table:table-column table:style-name="co39" table:default-cell-style-name="ce5"/>
        <table:table-column table:style-name="co1" table:default-cell-style-name="ce5"/>
        <table:table-column table:style-name="co21" table:default-cell-style-name="ce5"/>
        <table:table-column table:style-name="co40" table:default-cell-style-name="ce5"/>
        <table:table-column table:style-name="co1" table:number-columns-repeated="1019" table:default-cell-style-name="ce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Position and size are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two terminals</text:p>
          </table:table-cell>
          <table:table-cell office:value-type="string" calcext:value-type="string">
            <text:p>Terminals are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ile terminals again vertically (Ctrl+Alt+V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7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Command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dit</text:p>
          </table:table-cell>
          <table:table-cell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office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2 x &lt;Alt-Tab&gt; to switch to some other application and back to YAT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Edit while closed</text:p>
          </table:table-cell>
          <table:table-cell office:value-type="string">
            <text:p>Stop the terminal</text:p>
          </table:table-cell>
          <table:table-cell office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he terminal agai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F-Shortcuts</text:p>
          </table:table-cell>
          <table:table-cell office:value-type="string">
            <text:p>&lt;F3&gt;</text:p>
          </table:table-cell>
          <table:table-cell office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trl-Shortcuts</text:p>
          </table:table-cell>
          <table:table-cell office:value-type="string">
            <text:p>&lt;Ctrl+A&gt;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C&gt;</text:p>
          </table:table-cell>
          <table:table-cell office:value-type="string">
            <text:p>Command gets copied onto clipboar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ulti Line</text:p>
          </table:table-cell>
          <table:table-cell office:value-type="string">
            <text:p>Select "..."</text:p>
          </table:table-cell>
          <table:table-cell office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multi lin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Ctrl+Enter&gt;</text:p>
          </table:table-cell>
          <table:table-cell office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Keep Command</text:p>
          </table:table-cell>
          <table:table-cell office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Send Immediately</text:p>
          </table:table-cell>
          <table:table-cell table:style-name="ce3" office:value-type="string">
            <text:p>&lt;Ctrl+Shift+I&gt; to enable this option</text:p>
          </table:table-cell>
          <table:table-cell table:style-name="Default" office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able 'Show EOL'</text:p>
          </table:table-cell>
          <table:table-cell table:style-name="Default"/>
          <table:table-cell office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Backspace&gt;</text:p>
          </table:table-cell>
          <table:table-cell office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office:value-type="string">
            <text:p>Ensure that characters are still sent properly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office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EOL is sent</text:p>
          </table:table-cell>
          <table:table-cell office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>
            <text:p>Predefined Command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the predefined commands back and forth</text:p>
          </table:table-cell>
          <table:table-cell office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-Shortcuts</text:p>
          </table:table-cell>
          <table:table-cell office:value-type="string">
            <text:p>&lt;Shift+Fx&gt;</text:p>
          </table:table-cell>
          <table:table-cell office:value-type="string">
            <text:p>Commands get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opy Predefind</text:p>
          </table:table-cell>
          <table:table-cell office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</table:table-cell>
          <table:table-cell office:value-type="string">
            <text:p>Ensure that command is sent from the active terminal!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If cursor is not yet in "Send Command"</text:p>
            <text:p><text:s text:c="3"/>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File</text:p>
          </table:table-cell>
          <table:table-cell/>
          <table:table-cell office:value-type="string">
            <text:p>Send "\!-SendFiles\Stress-2-Large.txt"</text:p>
          </table:table-cell>
          <table:table-cell office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Break sending</text:p>
          </table:table-cell>
          <table:table-cell office:value-type="string">
            <text:p>Breaks within reasonable time</text:p>
          </table:table-cell>
          <table:table-cell office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Send "\!-SendFiles\Stress-1-Small.txt"</text:p>
          </table:table-cell>
          <table:table-cell office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F4&gt;</text:p>
          </table:table-cell>
          <table:table-cell office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F4&gt;</text:p>
          </table:table-cell>
          <table:table-cell office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the steps "Predefined" above</text:p>
          </table:table-cell>
          <table:table-cell office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able 'Show EOL'</text:p>
          </table:table-cell>
          <table:table-cell office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'Show EOL'</text:p>
          </table:table-cell>
          <table:table-cell office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Terminal</text:p>
          </table:table-cell>
          <table:table-cell/>
          <table:table-cell office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Settings" table:style-name="ta1" table:print="false"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7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ttings Dialogs</text:p>
          </table:table-cell>
          <table:table-cell office:value-type="string">
            <text:p>Terminal Settings</text:p>
          </table:table-cell>
          <table:table-cell office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pen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pen the 'Text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Text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pen the terminal settings again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hange to 'Binary'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pen the 'Binary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Binary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Log Settings</text:p>
          </table:table-cell>
          <table:table-cell office:value-type="string">
            <text:p>Open the log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log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Format Settings</text:p>
          </table:table-cell>
          <table:table-cell office:value-type="string">
            <text:p>Open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references</text:p>
          </table:table-cell>
          <table:table-cell office:value-type="string">
            <text:p>Open the preference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35" table:default-cell-style-name="ce1"/>
        <table:table-column table:style-name="co36" table:default-cell-style-name="ce1"/>
        <table:table-column table:style-name="co17" table:default-cell-style-name="ce1"/>
        <table:table-column table:style-name="co37" table:default-cell-style-name="ce1"/>
        <table:table-column table:style-name="co24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the log fold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Initial = Neat text</text:p>
          </table:table-cell>
          <table:table-cell office:value-type="string">
            <text:p>Log &gt; On</text:p>
          </table:table-cell>
          <table:table-cell office:value-type="string">
            <text:p>File is created</text:p>
          </table:table-cell>
          <table:table-cell office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file in text editor</text:p>
          </table:table-cell>
          <table:table-cell office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Off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hange to text editor</text:p>
          </table:table-cell>
          <table:table-cell office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Neat RTF</text:p>
          </table:table-cell>
          <table:table-cell office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On</text:p>
          </table:table-cell>
          <table:table-cell office:value-type="string">
            <text:p>File is created</text:p>
          </table:table-cell>
          <table:table-cell office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file in Office Word</text:p>
          </table:table-cell>
          <table:table-cell office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hanging settings</text:p>
          </table:table-cell>
          <table:table-cell office:value-type="string">
            <text:p>Log &gt; On</text:p>
          </table:table-cell>
          <table:table-cell office:value-type="string">
            <text:p>New file is created</text:p>
          </table:table-cell>
          <table:table-cell office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Neat XML</text:p>
          </table:table-cell>
          <table:table-cell office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hange to .xml</text:p>
          </table:table-cell>
          <table:table-cell office:value-type="string">
            <text:p>File is created</text:p>
          </table:table-cell>
          <table:table-cell office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file in text editor</text:p>
          </table:table-cell>
          <table:table-cell office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hange to text editor</text:p>
          </table:table-cell>
          <table:table-cell office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w text</text:p>
          </table:table-cell>
          <table:table-cell office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nable all raw logs</text:p>
          </table:table-cell>
          <table:table-cell office:value-type="string">
            <text:p>Files are created</text:p>
          </table:table-cell>
          <table:table-cell office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Open files in hex editor</text:p>
          </table:table-cell>
          <table:table-cell office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w XML</text:p>
          </table:table-cell>
          <table:table-cell office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hange to .xml</text:p>
          </table:table-cell>
          <table:table-cell office:value-type="string">
            <text:p>Files are created</text:p>
          </table:table-cell>
          <table:table-cell office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files in text editor</text:p>
          </table:table-cell>
          <table:table-cell office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hange to text editor</text:p>
          </table:table-cell>
          <table:table-cell office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3" table:number-rows-repeated="65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Info" table:style-name="ta1" table:print="false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1" table:default-cell-style-name="ce1"/>
        <table:table-column table:style-name="co34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1" table:default-cell-style-name="ce1"/>
        <table:table-column table:style-name="co34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cal User Settings</text:p>
          </table:table-cell>
          <table:table-cell office:value-type="string">
            <text:p>Prepare</text:p>
          </table:table-cell>
          <table:table-cell table:style-name="ce4" office:value-type="string">
            <text:p>Ensure that previous Local User Settings are available</text:p>
          </table:table-cell>
          <table:table-cell/>
          <table:table-cell office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table:style-name="ce4"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 (Save As...)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 Workspac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 (Save As...)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w/.yat cmd line</text:p>
          </table:table-cell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.exe</text:p>
          </table:table-cell>
          <table:table-cell office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Console.ex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.00.0000</text:date>, <text:time style:data-style-name="N2" text:time-value="20:48:45.6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7DT12H11S</meta:editing-duration>
    <meta:editing-cycles>130</meta:editing-cycles>
    <meta:generator>LibreOffice/5.0.4.2$Windows_X86_64 LibreOffice_project/2b9802c1994aa0b7dc6079e128979269cf95bc78</meta:generator>
    <dc:date>2016-02-28T16:42:38.417000000</dc:date>
    <meta:print-date>2013-02-02T14:44:49.07</meta:print-date>
    <meta:document-statistic meta:table-count="10" meta:cell-count="930" meta:object-count="0"/>
    <meta:user-defined meta:name="Info 1"/>
    <meta:user-defined meta:name="Info 2"/>
    <meta:user-defined meta:name="Info 3"/>
    <meta:user-defined meta:name="Info 4"/>
  </office:meta>
</office:document-meta>
</file>